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0187de" officeooo:paragraph-rsid="000187de" style:font-size-asian="8.75pt" style:font-size-complex="10pt"/>
    </style:style>
    <style:style style:name="P2" style:family="paragraph" style:parent-style-name="Standard">
      <style:text-properties style:font-name="Courier New" fo:font-size="10pt" fo:font-weight="bold" officeooo:rsid="000187de" officeooo:paragraph-rsid="000187de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officeooo:rsid="000187de" officeooo:paragraph-rsid="000187de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font-weight="normal" officeooo:rsid="000187de" officeooo:paragraph-rsid="000383b9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bold" officeooo:rsid="000383b9" officeooo:paragraph-rsid="000383b9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normal" officeooo:rsid="000187de" officeooo:paragraph-rsid="000542bf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Courier New" fo:font-size="10pt" fo:font-weight="bold" officeooo:rsid="000542bf" officeooo:paragraph-rsid="000542bf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0pt" fo:font-weight="normal" officeooo:rsid="000542bf" officeooo:paragraph-rsid="000542bf" style:font-size-asian="8.75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dotted" style:text-underline-width="bold" style:text-underline-color="font-color" officeooo:rsid="000383b9"/>
    </style:style>
    <style:style style:name="T4" style:family="text">
      <style:text-properties officeooo:rsid="000383b9"/>
    </style:style>
    <style:style style:name="T5" style:family="text">
      <style:text-properties style:text-underline-style="dotted" style:text-underline-width="bold" style:text-underline-color="font-color" officeooo:rsid="000542bf"/>
    </style:style>
    <style:style style:name="T6" style:family="text">
      <style:text-properties officeooo:rsid="000542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3</text:p>
      <text:p text:style-name="P1">Jhonal Roca</text:p>
      <text:p text:style-name="P1">1º DAW – 25/26</text:p>
      <text:p text:style-name="P1"/>
      <text:p text:style-name="P1"/>
      <text:p text:style-name="P2">1. Transformacion entidades y atributos:</text:p>
      <text:p text:style-name="P2"/>
      <text:p text:style-name="P3">Empleados (<text:span text:style-name="T1">#id</text:span>, <text:span text:style-name="T2">dni</text:span>, <text:span text:style-name="T2">email</text:span>, nombre, fech_nac, edad-d)</text:p>
      <text:p text:style-name="P3">Cuidadores (fech_contrato, fech_finContrato, tipo_contrato)</text:p>
      <text:p text:style-name="P3">Guias (titulo, especidlidad, años_exp)</text:p>
      <text:p text:style-name="P3">Habitats (<text:span text:style-name="T1">#id</text:span>, nombre, clima, extension, continente, tipo_vegetacion)</text:p>
      <text:p text:style-name="P3">Itinerarios (<text:span text:style-name="T1">#id</text:span>, <text:span text:style-name="T2">codigo</text:span>, longitud, visitantes_max, num_espectadores)</text:p>
      <text:p text:style-name="P3">Especies (<text:span text:style-name="T1">#id</text:span>, descripcion, poblacion, num_machos, num_hembras, nombre_cientifico, nombre_español)</text:p>
      <text:p text:style-name="P3"/>
      <text:p text:style-name="P2">2. Transformacion entidades 1:1</text:p>
      <text:p text:style-name="P2"/>
      <text:p text:style-name="P4">Empleados (<text:span text:style-name="T1">#id</text:span>, <text:span text:style-name="T2">dni</text:span>, <text:span text:style-name="T2">email</text:span>, nombre, fech_nac, edad-d)</text:p>
      <text:p text:style-name="P4">Guias (titulo, especidlidad, años_exp)</text:p>
      <text:p text:style-name="P4">Cuidadores (fech_contrato, fech_finContrato, tipo_contrato)</text:p>
      <text:p text:style-name="P4">Itinerarios (<text:span text:style-name="T1">#id</text:span>, <text:span text:style-name="T2">codigo</text:span>, longitud, visitantes_max, num_espectadores)</text:p>
      <text:p text:style-name="P4">Especies (<text:span text:style-name="T1">#id</text:span>, descripcion, poblacion, num_machos, num_hembras, nombre_cientifico, nombre_español)</text:p>
      <text:p text:style-name="P4"/>
      <text:p text:style-name="P4">Habitats (<text:span text:style-name="T1">#id</text:span>, nombre, clima, extension, continente, tipo_vegetacion, <text:span text:style-name="T3">cuidador_id</text:span>)</text:p>
      <text:p text:style-name="P4"><text:tab/><text:span text:style-name="T4">cuidador_id → Cuidadores (NOT NULL, BC, MC)</text:span></text:p>
      <text:p text:style-name="P4"/>
      <text:p text:style-name="P4"/>
      <text:p text:style-name="P5">3. Transformacion entidades 1:N</text:p>
      <text:p text:style-name="P5"/>
      <text:p text:style-name="P4">Empleados (<text:span text:style-name="T1">#id</text:span>, <text:span text:style-name="T2">dni</text:span>, <text:span text:style-name="T2">email</text:span>, nombre, fech_nac, edad-d)</text:p>
      <text:p text:style-name="P4">Guias (titulo, especidlidad, años_exp)</text:p>
      <text:p text:style-name="P4"/>
      <text:p text:style-name="P4">Habitats (<text:span text:style-name="T1">#id</text:span>, nombre, clima, extension, continente, tipo_vegetacion, <text:span text:style-name="T3">cuidador_id</text:span>)</text:p>
      <text:p text:style-name="P4"><text:tab/><text:span text:style-name="T4">cuidador_id → Cuidadores (NOT NULL, BC, MC)</text:span></text:p>
      <text:p text:style-name="P4"/>
      <text:p text:style-name="P4">Cuidadores (fech_contrato, fech_finContrato, tipo_contrato, <text:span text:style-name="T3">habitat_id</text:span>)</text:p>
      <text:p text:style-name="P4"><text:tab/><text:span text:style-name="T4">habitat_id → Habitats (NOT NULL, MC, BC)</text:span></text:p>
      <text:p text:style-name="P4"/>
      <text:p text:style-name="P6">Itinerarios (<text:span text:style-name="T1">#id</text:span>, <text:span text:style-name="T2">codigo</text:span>, longitud, visitantes_max, num_espectadores, <text:span text:style-name="T5">guia_id</text:span>)</text:p>
      <text:p text:style-name="P6"><text:tab/><text:span text:style-name="T6">guia_id → Guias (NOT NULL, BC, MC)</text:span></text:p>
      <text:p text:style-name="P6"/>
      <text:p text:style-name="P6">Especies (<text:span text:style-name="T1">#id</text:span>, descripcion, poblacion, num_machos, num_hembras, nombre_cientifico, nombre_español, <text:span text:style-name="T5">habitad_id</text:span>)</text:p>
      <text:p text:style-name="P6"><text:tab/><text:span text:style-name="T6">habitad_id → habitats (NOT NULL, BR, MR)</text:span></text:p>
      <text:p text:style-name="P6"/>
      <text:p text:style-name="P7">4. Transformacion entidades M:N</text:p>
      <text:p text:style-name="P7"/>
      <text:p text:style-name="P6">Empleados (<text:span text:style-name="T1">#id</text:span>, <text:span text:style-name="T2">dni</text:span>, <text:span text:style-name="T2">email</text:span>, nombre, fech_nac, edad-d)</text:p>
      <text:p text:style-name="P6">Guias (titulo, especidlidad, años_exp)</text:p>
      <text:p text:style-name="P6"/>
      <text:p text:style-name="P6">Habitats (<text:span text:style-name="T1">#id</text:span>, nombre, clima, extension, continente, tipo_vegetacion, <text:span text:style-name="T3">cuidador_id</text:span>)</text:p>
      <text:p text:style-name="P6"><text:tab/><text:span text:style-name="T4">cuidador_id → Cuidadores (NOT NULL, BC, MC)</text:span></text:p>
      <text:p text:style-name="P6"/>
      <text:p text:style-name="P6">Cuidadores (fech_contrato, fech_finContrato, tipo_contrato, <text:span text:style-name="T3">habitat_id</text:span>)</text:p>
      <text:p text:style-name="P6"><text:tab/><text:span text:style-name="T4">habitat_id → Habitats (NOT NULL, MC, BC)</text:span></text:p>
      <text:p text:style-name="P6"/>
      <text:p text:style-name="P6">Itinerarios (<text:span text:style-name="T1">#id</text:span>, <text:span text:style-name="T2">codigo</text:span>, longitud, visitantes_max, num_espectadores, <text:span text:style-name="T5">guia_id</text:span>)</text:p>
      <text:p text:style-name="P6"><text:tab/><text:span text:style-name="T6">guia_id → Guias (NOT NULL, BC, MC)</text:span></text:p>
      <text:p text:style-name="P6"/>
      <text:p text:style-name="P6"><text:soft-page-break/>Especies (<text:span text:style-name="T1">#id</text:span>, descripcion, poblacion, num_machos, num_hembras, nombre_cientifico, nombre_español, <text:span text:style-name="T5">habitad_id</text:span>)</text:p>
      <text:p text:style-name="P6"><text:tab/><text:span text:style-name="T6">habitad_id → habitats (NOT NULL, BR, MR)</text:span></text:p>
      <text:p text:style-name="P6"/>
      <text:p text:style-name="P8">Itinerarios_Habitats (<text:span text:style-name="T1">#habitat_id, #itinerario_id</text:span>, tiempo)</text:p>
      <text:p text:style-name="P8"><text:tab/><text:span text:style-name="T4">habitat_id → Habitats (NOT NULL, </text:span>BR<text:span text:style-name="T4">, </text:span>MR<text:span text:style-name="T4">)</text:span></text:p>
      <text:p text:style-name="P8"><text:tab/>itineriao_id → Itinerarios (NOT NULL, BR, MC)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9:50:16.672639500</meta:creation-date>
    <dc:date>2025-11-26T10:25:00.043800200</dc:date>
    <meta:editing-duration>PT44S</meta:editing-duration>
    <meta:editing-cycles>1</meta:editing-cycles>
    <meta:document-statistic meta:table-count="0" meta:image-count="0" meta:object-count="0" meta:page-count="2" meta:paragraph-count="43" meta:word-count="258" meta:character-count="2333" meta:non-whitespace-character-count="2105"/>
    <meta:generator>LibreOffice/25.8.2.2$Windows_X86_64 LibreOffice_project/d401f2107ccab8f924a8e2df40f573aab7605b6f</meta:generator>
  </office:meta>
</office:document-meta>
</file>